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9F00000108903B44D1.g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032130" officeooo:paragraph-rsid="00032130" style:font-style-asian="italic" style:font-style-complex="italic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P3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0f0b66" officeooo:paragraph-rsid="000f0b66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f0b66" officeooo:paragraph-rsid="000f0b66" style:font-size-asian="12.25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0f0b66" officeooo:paragraph-rsid="000f0b66" style:font-size-asian="12.25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00074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167f2"/>
    </style:style>
    <style:style style:name="P8" style:family="paragraph" style:parent-style-name="Standard">
      <style:paragraph-properties fo:text-align="start" style:justify-single-word="false"/>
      <style:text-properties officeooo:paragraph-rsid="000f0b66"/>
    </style:style>
    <style:style style:name="P9" style:family="paragraph" style:parent-style-name="Standard">
      <style:paragraph-properties fo:text-align="start" style:justify-single-word="false"/>
      <style:text-properties officeooo:paragraph-rsid="001167f2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11ecf4" officeooo:paragraph-rsid="0011ecf4"/>
    </style:style>
    <style:style style:name="T1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style:text-underline-style="none" fo:font-weight="normal" officeooo:rsid="000f0b66" style:font-size-asian="12.25pt" style:font-weight-asian="normal" style:font-size-complex="14pt" style:font-weight-complex="normal"/>
    </style:style>
    <style:style style:name="T3" style:family="text">
      <style:text-properties fo:font-size="14pt" style:text-underline-style="none" fo:font-weight="normal" officeooo:rsid="00100074" style:font-size-asian="12.25pt" style:font-weight-asian="normal" style:font-size-complex="14pt" style:font-weight-complex="normal"/>
    </style:style>
    <style:style style:name="T4" style:family="text">
      <style:text-properties fo:font-size="14pt" style:text-underline-style="none" fo:font-weight="normal" officeooo:rsid="001167f2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Rapport d'évaluation</text:p>
      <text:p text:style-name="P4">Remarques sur l'API B3125 :</text:p>
      <text:list xml:id="list7782254375711454495" text:style-name="L1">
        <text:list-item>
          <text:p text:style-name="P5">Chiffrage du mot de passe en SHA-1, pas de transmission en clair.</text:p>
        </text:list-item>
        <text:list-item>
          <text:p text:style-name="P5">Facilité d'utilisation et de la prise en main des services : noms de méthodes clairs et précis, peu d’ambiguïté.</text:p>
        </text:list-item>
        <text:list-item>
          <text:p text:style-name="P5">Bon découpage des services suivant les différents objets-métier qu'ils manipulent</text:p>
        </text:list-item>
        <text:list-item>
          <text:p text:style-name="P6"><text:span text:style-name="T3">DEFAUT : Absence de services pouvant interagir avec le devis (récupération de devis d'un client bien particulier...) ou le départ</text:span></text:p>
        </text:list-item>
        <text:list-item>
          <text:p text:style-name="P7"><text:span text:style-name="T3">DEFAUT : </text:span><text:span text:style-name="T4">Pluralité de constructeurs pour un même objet-métier.</text:span></text:p>
        </text:list-item>
        <text:list-item>
          <text:p text:style-name="P7"><text:span text:style-name="T4">DEFAUT : Modèle IHM spécifié irréalisable, absence</text:span><text:span text:style-name="T3"> </text:span><text:span text:style-name="T4">de base de données pour les photos liés aux voyages.</text:span></text:p>
        </text:list-item>
      </text:list>
      <text:p text:style-name="P9"><text:span text:style-name="T4">Remarque sur l'API B3135 :</text:span></text:p>
      <text:list xml:id="list1223516718624678200" text:style-name="L2">
        <text:list-item>
          <text:p text:style-name="P10"><text:span text:style-name="T2">S</text:span><text:span text:style-name="T1">ervices couvrant toutes les possibilités d'utilisation.</text:span></text:p>
        </text:list-item>
        <text:list-item>
          <text:p text:style-name="P10"><text:span text:style-name="T1">E-mail automatique pour les partenaires. (PREDICT'IF)</text:span></text:p>
        </text:list-item>
        <text:list-item>
          <text:p text:style-name="P10"><text:span text:style-name="T1">Relations entre les entités respectées dans les services.</text:span></text:p>
        </text:list-item>
        <text:list-item>
          <text:p text:style-name="P10"><text:span text:style-name="T1">Pas de gestion explicite de Login/MotDePasse dans la Version 1.</text:span></text:p>
        </text:list-item>
        <text:list-item>
          <text:p text:style-name="P10"><text:span text:style-name="T1">Méthodes-Services inutilisées.</text:span></text:p>
        </text:list-item>
        <text:list-item>
          <text:p text:style-name="P10"><text:span text:style-name="T1">Absence de setteurs dans quelques objets-métier.</text:span></text:p>
        </text:list-item>
      </text:list>
      <text:p text:style-name="P8"><text:span text:style-name="T2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032130" officeooo:paragraph-rsid="00032130" style:font-style-asian="italic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s1" text:anchor-type="paragraph" svg:x="13.991cm" svg:y="-1.259cm" svg:width="4.353cm" svg:height="2.212cm" draw:z-index="0"><draw:image xlink:href="Pictures/100000000000019F00000108903B44D1.gif" xlink:type="simple" xlink:show="embed" xlink:actuate="onLoad"/></draw:frame>Moreno Yassine &amp; Bruno Sivanandan B313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siva</meta:initial-creator>
    <meta:editing-cycles>5</meta:editing-cycles>
    <meta:creation-date>2014-03-09T22:36:00</meta:creation-date>
    <dc:date>2014-04-23T23:24:33.580000000</dc:date>
    <meta:editing-duration>PT43M4S</meta:editing-duration>
    <meta:generator>LibreOffice/4.1.4.2$Windows_x86 LibreOffice_project/0a0440ccc0227ad9829de5f46be37cfb6edcf72</meta:generator>
    <meta:document-statistic meta:table-count="0" meta:image-count="1" meta:object-count="0" meta:page-count="1" meta:paragraph-count="17" meta:word-count="155" meta:character-count="984" meta:non-whitespace-character-count="85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